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Mono" svg:font-family="Free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2c9f3" officeooo:paragraph-rsid="0022c9f3"/>
    </style:style>
    <style:style style:name="P2" style:family="paragraph" style:parent-style-name="Standard">
      <style:paragraph-properties fo:line-height="150%"/>
      <style:text-properties style:font-name="FreeSans" fo:font-size="11pt" officeooo:paragraph-rsid="0024fb40" style:font-size-asian="11pt" style:font-size-complex="11pt"/>
    </style:style>
    <style:style style:name="P3" style:family="paragraph" style:parent-style-name="Standard">
      <style:paragraph-properties fo:line-height="150%" fo:text-align="justify" style:justify-single-word="false"/>
      <style:text-properties style:font-name="FreeSans" fo:font-size="11pt" officeooo:paragraph-rsid="0024fb40" style:font-size-asian="11pt" style:font-size-complex="11pt"/>
    </style:style>
    <style:style style:name="P4" style:family="paragraph" style:parent-style-name="Standard">
      <style:paragraph-properties fo:margin-left="1.249cm" fo:margin-right="0cm" fo:line-height="150%" fo:text-indent="0cm" style:auto-text-indent="false"/>
      <style:text-properties style:font-name="FreeSans" fo:font-size="11pt" officeooo:paragraph-rsid="0024fb40" style:font-size-asian="11pt" style:font-size-complex="11pt"/>
    </style:style>
    <style:style style:name="P5" style:family="paragraph" style:parent-style-name="Standard">
      <style:paragraph-properties fo:line-height="150%" fo:text-align="start" style:justify-single-word="false"/>
      <style:text-properties style:font-name="FreeSans" fo:font-size="9pt" fo:font-weight="normal" officeooo:rsid="001b4a17" officeooo:paragraph-rsid="001b4a17" style:font-size-asian="9pt" style:font-weight-asian="normal" style:font-size-complex="9pt" style:font-weight-complex="normal"/>
    </style:style>
    <style:style style:name="P6" style:family="paragraph" style:parent-style-name="Standard">
      <style:paragraph-properties fo:line-height="150%" fo:text-align="justify" style:justify-single-word="false"/>
      <style:text-properties style:font-name="FreeSans" fo:font-size="11pt" style:text-underline-style="solid" style:text-underline-width="auto" style:text-underline-color="font-color" officeooo:paragraph-rsid="0024fb40" style:font-size-asian="11pt" style:font-size-complex="11pt"/>
    </style:style>
    <style:style style:name="P7" style:family="paragraph" style:parent-style-name="Standard">
      <style:paragraph-properties fo:line-height="150%" fo:text-align="start" style:justify-single-word="false"/>
      <style:text-properties fo:color="#5e8ac7" style:font-name="FreeSans" fo:font-size="18pt" fo:font-weight="normal" officeooo:rsid="001c09e3" officeooo:paragraph-rsid="001c09e3" style:font-size-asian="18pt" style:font-weight-asian="normal" style:font-size-complex="18pt" style:font-weight-complex="normal"/>
    </style:style>
    <style:style style:name="P8" style:family="paragraph" style:parent-style-name="Standard" style:list-style-name="L1">
      <style:paragraph-properties fo:line-height="150%" fo:text-align="start" style:justify-single-word="false"/>
      <style:text-properties style:use-window-font-color="true" fo:font-size="11pt" fo:font-weight="normal" officeooo:rsid="001c09e3" officeooo:paragraph-rsid="001c09e3" style:font-size-asian="11pt" style:font-weight-asian="normal" style:font-size-complex="11pt" style:font-weight-complex="normal"/>
    </style:style>
    <style:style style:name="P9" style:family="paragraph" style:parent-style-name="Standard" style:list-style-name="L1">
      <style:paragraph-properties fo:line-height="150%" fo:text-align="start" style:justify-single-word="false"/>
      <style:text-properties style:use-window-font-color="true" fo:font-size="11pt" fo:font-weight="normal" officeooo:rsid="001c09e3" officeooo:paragraph-rsid="001e9348" style:font-size-asian="11pt" style:font-weight-asian="normal" style:font-size-complex="11pt" style:font-weight-complex="normal"/>
    </style:style>
    <style:style style:name="P10" style:family="paragraph" style:parent-style-name="Standard">
      <style:paragraph-properties fo:line-height="150%" fo:text-align="start" style:justify-single-word="false"/>
      <style:text-properties style:use-window-font-color="true" fo:font-size="11pt" fo:font-weight="normal" officeooo:rsid="0025730f" officeooo:paragraph-rsid="0025730f" style:font-size-asian="11pt" style:font-weight-asian="normal" style:font-size-complex="11pt" style:font-weight-complex="normal"/>
    </style:style>
    <style:style style:name="P11" style:family="paragraph" style:parent-style-name="Standard" style:list-style-name="L1">
      <style:paragraph-properties fo:line-height="150%" fo:text-align="start" style:justify-single-word="false"/>
      <style:text-properties style:use-window-font-color="true" fo:font-size="11pt" fo:font-weight="normal" officeooo:rsid="002d04f1" officeooo:paragraph-rsid="002d04f1" style:font-size-asian="11pt" style:font-weight-asian="normal" style:font-size-complex="11pt" style:font-weight-complex="normal"/>
    </style:style>
    <style:style style:name="P12" style:family="paragraph" style:parent-style-name="Standard" style:list-style-name="L1">
      <style:paragraph-properties fo:line-height="150%" fo:text-align="start" style:justify-single-word="false"/>
      <style:text-properties style:use-window-font-color="true" fo:font-size="11pt" fo:font-weight="normal" officeooo:rsid="002d76de" officeooo:paragraph-rsid="002d76de" style:font-size-asian="11pt" style:font-weight-asian="normal" style:font-size-complex="11pt" style:font-weight-complex="normal"/>
    </style:style>
    <style:style style:name="P13" style:family="paragraph" style:parent-style-name="Standard">
      <style:paragraph-properties fo:line-height="150%" fo:text-align="start" style:justify-single-word="false"/>
      <style:text-properties style:use-window-font-color="true" fo:font-size="11pt" fo:font-weight="normal" officeooo:rsid="00200745" officeooo:paragraph-rsid="00200745" style:font-size-asian="9.60000038146973pt" style:font-weight-asian="normal" style:font-size-complex="11pt" style:font-weight-complex="normal"/>
    </style:style>
    <style:style style:name="P14" style:family="paragraph" style:parent-style-name="Standard">
      <style:paragraph-properties fo:line-height="150%" fo:text-align="start" style:justify-single-word="false"/>
      <style:text-properties style:use-window-font-color="true" style:font-name="FreeSans" fo:font-size="11pt" fo:font-weight="normal" officeooo:rsid="001c09e3" officeooo:paragraph-rsid="001e9348" style:font-size-asian="11pt" style:font-weight-asian="normal" style:font-size-complex="11pt" style:font-weight-complex="normal"/>
    </style:style>
    <style:style style:name="P15" style:family="paragraph" style:parent-style-name="Standard">
      <style:paragraph-properties fo:line-height="150%" fo:text-align="start" style:justify-single-word="false"/>
      <style:text-properties style:use-window-font-color="true" style:font-name="FreeSans" fo:font-size="11pt" fo:font-weight="normal" officeooo:rsid="001c09e3" officeooo:paragraph-rsid="001c09e3" style:font-size-asian="11pt" style:font-weight-asian="normal" style:font-size-complex="11pt" style:font-weight-complex="normal"/>
    </style:style>
    <style:style style:name="P16" style:family="paragraph" style:parent-style-name="Standard">
      <style:paragraph-properties fo:line-height="150%" fo:text-align="start" style:justify-single-word="false"/>
      <style:text-properties style:use-window-font-color="true" style:font-name="FreeSans" fo:font-size="11pt" fo:font-style="normal" fo:font-weight="normal" officeooo:rsid="00200745" officeooo:paragraph-rsid="0021a55a"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50%" fo:text-align="start" style:justify-single-word="false"/>
      <style:text-properties style:use-window-font-color="true" style:font-name="FreeMono" fo:font-size="11pt" fo:font-style="normal" fo:font-weight="normal" officeooo:rsid="0021a55a" officeooo:paragraph-rsid="0021a55a"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line-height="150%" fo:text-align="center" style:justify-single-word="false"/>
      <style:text-properties fo:font-size="11pt" fo:font-weight="bold" officeooo:rsid="001b4a17" officeooo:paragraph-rsid="001b4a17" style:font-size-asian="11pt" style:font-weight-asian="bold" style:font-size-complex="11pt" style:font-weight-complex="bold"/>
    </style:style>
    <style:style style:name="P19" style:family="paragraph" style:parent-style-name="Standard">
      <style:paragraph-properties fo:line-height="150%" fo:text-align="start" style:justify-single-word="false"/>
      <style:text-properties officeooo:paragraph-rsid="002d04f1"/>
    </style:style>
    <style:style style:name="P20" style:family="paragraph" style:parent-style-name="Standard">
      <style:paragraph-properties fo:line-height="150%" fo:text-align="center" style:justify-single-word="false"/>
      <style:text-properties style:font-name="Liberation Serif" fo:font-size="28pt" fo:font-weight="bold" officeooo:rsid="001b4a17" officeooo:paragraph-rsid="001b4a17" style:font-size-asian="28pt" style:font-weight-asian="bold" style:font-size-complex="28pt" style:font-weight-complex="bold"/>
    </style:style>
    <style:style style:name="P21" style:family="paragraph" style:parent-style-name="Standard">
      <style:paragraph-properties fo:line-height="150%" fo:text-align="center" style:justify-single-word="false"/>
      <style:text-properties style:font-name="Liberation Serif" fo:font-size="18pt" fo:font-weight="bold" officeooo:rsid="001b4a17" officeooo:paragraph-rsid="001b4a17" style:font-size-asian="18pt" style:font-weight-asian="bold" style:font-size-complex="18pt" style:font-weight-complex="bold"/>
    </style:style>
    <style:style style:name="P22" style:family="paragraph" style:parent-style-name="Standard">
      <style:paragraph-properties fo:line-height="150%" fo:text-align="center" style:justify-single-word="false"/>
      <style:text-properties fo:font-size="32pt" fo:font-weight="bold" officeooo:rsid="001b4a17" officeooo:paragraph-rsid="001b4a17" style:font-size-asian="32pt" style:font-weight-asian="bold" style:font-size-complex="32pt" style:font-weight-complex="bold"/>
    </style:style>
    <style:style style:name="P23" style:family="paragraph" style:parent-style-name="Standard">
      <style:paragraph-properties fo:line-height="150%" fo:text-align="start" style:justify-single-word="false"/>
      <style:text-properties fo:color="#0066b3" style:font-name="FreeSans" fo:font-size="11pt" fo:font-weight="bold" officeooo:rsid="001e9348" officeooo:paragraph-rsid="001e9348" style:font-size-asian="11pt" style:font-weight-asian="bold" style:font-size-complex="11pt" style:font-weight-complex="bold"/>
    </style:style>
    <style:style style:name="P24" style:family="paragraph" style:parent-style-name="Standard">
      <style:paragraph-properties fo:margin-left="0cm" fo:margin-right="0cm" fo:line-height="150%" fo:text-align="start" style:justify-single-word="false" fo:text-indent="0cm" style:auto-text-indent="false"/>
      <style:text-properties style:use-window-font-color="true" style:font-name="FreeMono" fo:font-size="11pt" fo:font-style="normal" fo:font-weight="normal" officeooo:rsid="0022c9f3" officeooo:paragraph-rsid="0022c9f3"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style:use-window-font-color="true" style:font-name="FreeSans" fo:font-size="11pt" fo:font-style="normal" fo:font-weight="normal" officeooo:rsid="0022c9f3" officeooo:paragraph-rsid="0024fb40"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properties style:use-window-font-color="true" style:font-name="FreeSans" fo:font-size="11pt" fo:font-style="normal" fo:font-weight="normal" officeooo:rsid="0022c9f3" officeooo:paragraph-rsid="0022c9f3"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properties style:font-name="FreeSans" fo:font-size="11pt" officeooo:paragraph-rsid="002d04f1" style:font-size-asian="9.60000038146973pt" style:font-size-complex="11pt"/>
    </style:style>
    <style:style style:name="P28" style:family="paragraph" style:parent-style-name="Standard">
      <style:paragraph-properties fo:margin-left="0cm" fo:margin-right="0cm" fo:line-height="150%" fo:text-align="start" style:justify-single-word="false" fo:text-indent="0cm" style:auto-text-indent="false"/>
      <style:text-properties fo:color="#0066b3" style:font-name="FreeMono" fo:font-size="11pt" fo:font-style="normal" fo:font-weight="bold" officeooo:rsid="002d04f1" officeooo:paragraph-rsid="002d04f1"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FreeSans" fo:font-size="11pt" officeooo:paragraph-rsid="0024fb40" style:font-size-asian="11pt" style:font-size-complex="11pt"/>
    </style:style>
    <style:style style:name="P30" style:family="paragraph" style:parent-style-name="Standard">
      <style:paragraph-properties fo:margin-left="0cm" fo:margin-right="0cm" fo:line-height="150%" fo:text-indent="0cm" style:auto-text-indent="false"/>
      <style:text-properties style:font-name="FreeSans" fo:font-size="11pt" officeooo:paragraph-rsid="0024fb40" style:font-size-asian="11pt" style:font-size-complex="11pt"/>
    </style:style>
    <style:style style:name="P31" style:family="paragraph" style:parent-style-name="Standard">
      <style:paragraph-properties fo:margin-left="0cm" fo:margin-right="0cm" fo:line-height="150%" fo:text-align="start" style:justify-single-word="false" fo:text-indent="0cm" style:auto-text-indent="false"/>
      <style:text-properties fo:color="#0066b3" style:font-name="FreeSans" fo:font-size="11pt" fo:font-weight="bold" officeooo:rsid="001e9348" officeooo:paragraph-rsid="002d04f1" style:font-size-asian="11pt" style:font-weight-asian="bold" style:font-size-complex="11pt" style:font-weight-complex="bold"/>
    </style:style>
    <style:style style:name="P32" style:family="paragraph" style:parent-style-name="List_20_Paragraph">
      <style:paragraph-properties fo:line-height="150%"/>
      <style:text-properties style:font-name="FreeSans" fo:font-size="11pt" officeooo:paragraph-rsid="002a6e67" style:font-size-asian="11pt" style:font-size-complex="11pt"/>
    </style:style>
    <style:style style:name="P33" style:family="paragraph" style:parent-style-name="List_20_Paragraph">
      <style:paragraph-properties fo:line-height="150%"/>
      <style:text-properties style:font-name="FreeSans" fo:font-size="11pt" officeooo:paragraph-rsid="0022c9f3" style:font-size-asian="11pt" style:font-size-complex="11pt"/>
    </style:style>
    <style:style style:name="P34" style:family="paragraph" style:parent-style-name="List_20_Paragraph">
      <style:paragraph-properties fo:line-height="150%"/>
      <style:text-properties style:font-name="FreeSans" fo:font-size="11pt" fo:font-style="italic" officeooo:paragraph-rsid="0022c9f3" style:font-size-asian="11pt" style:font-style-asian="italic" style:font-size-complex="11pt" style:font-style-complex="italic"/>
    </style:style>
    <style:style style:name="P35" style:family="paragraph" style:parent-style-name="List_20_Paragraph">
      <style:paragraph-properties fo:line-height="150%" fo:text-align="start" style:justify-single-word="false"/>
      <style:text-properties fo:color="#7da7d8" style:font-name="FreeSans" fo:font-size="11pt" fo:font-style="normal" fo:font-weight="bold" officeooo:rsid="0022c9f3" officeooo:paragraph-rsid="0022c9f3" style:font-size-asian="11pt" style:font-style-asian="normal" style:font-weight-asian="bold" style:font-size-complex="11pt" style:font-style-complex="normal" style:font-weight-complex="normal"/>
    </style:style>
    <style:style style:name="P36" style:family="paragraph" style:parent-style-name="List_20_Paragraph">
      <style:paragraph-properties fo:line-height="150%" fo:text-align="start" style:justify-single-word="false"/>
      <style:text-properties style:use-window-font-color="true" style:font-name="FreeSans" fo:font-size="11pt" fo:font-weight="normal" officeooo:rsid="001c09e3" officeooo:paragraph-rsid="002a6e67" style:font-size-asian="11pt" style:font-weight-asian="normal" style:font-size-complex="11pt" style:font-weight-complex="normal"/>
    </style:style>
    <style:style style:name="P37" style:family="paragraph" style:parent-style-name="List_20_Paragraph">
      <style:paragraph-properties fo:margin-left="0cm" fo:margin-right="0cm" fo:line-height="150%" fo:text-align="start" style:justify-single-word="false" fo:text-indent="0cm" style:auto-text-indent="false"/>
      <style:text-properties fo:color="#7da7d8" style:font-name="FreeSans" fo:font-size="11pt" fo:font-weight="bold" officeooo:rsid="0022c9f3" officeooo:paragraph-rsid="002a6e67" style:font-size-asian="11pt" style:font-weight-asian="bold" style:font-size-complex="11pt" style:font-weight-complex="normal"/>
    </style:style>
    <style:style style:name="P38" style:family="paragraph" style:parent-style-name="List_20_Paragraph">
      <style:paragraph-properties fo:margin-left="0cm" fo:margin-right="0cm" fo:line-height="150%" fo:text-align="start" style:justify-single-word="false" fo:text-indent="0cm" style:auto-text-indent="false"/>
      <style:text-properties fo:color="#7da7d8" style:font-name="FreeSans" fo:font-size="11pt" fo:font-weight="bold" officeooo:rsid="0022c9f3" officeooo:paragraph-rsid="002b62c8" style:font-size-asian="9.60000038146973pt" style:font-weight-asian="bold" style:font-size-complex="11pt" style:font-weight-complex="normal"/>
    </style:style>
    <style:style style:name="P39" style:family="paragraph" style:parent-style-name="Heading_20_2" style:list-style-name="WWNum2">
      <style:paragraph-properties fo:line-height="150%"/>
      <style:text-properties style:font-name="FreeSans" fo:font-size="11pt" officeooo:paragraph-rsid="0024fb40" style:font-size-asian="11pt" style:font-size-complex="11pt"/>
    </style:style>
    <style:style style:name="P40" style:family="paragraph" style:parent-style-name="Heading_20_2" style:list-style-name="WWNum4">
      <style:paragraph-properties fo:line-height="150%"/>
      <style:text-properties style:font-name="FreeSans" fo:font-size="11pt" officeooo:paragraph-rsid="0022c9f3" style:font-size-asian="11pt" style:font-size-complex="11pt"/>
    </style:style>
    <style:style style:name="P41" style:family="paragraph" style:parent-style-name="Heading_20_2">
      <style:paragraph-properties fo:line-height="150%"/>
      <style:text-properties officeooo:paragraph-rsid="002a6e67"/>
    </style:style>
    <style:style style:name="P42" style:family="paragraph" style:parent-style-name="Heading_20_2">
      <style:paragraph-properties fo:line-height="150%"/>
      <style:text-properties fo:color="#0066b3" style:font-name="FreeSans" fo:font-size="11pt" officeooo:paragraph-rsid="002a6e67" style:font-size-asian="11pt" style:font-size-complex="11pt"/>
    </style:style>
    <style:style style:name="P43" style:family="paragraph" style:parent-style-name="Heading_20_1">
      <style:paragraph-properties fo:line-height="150%"/>
      <style:text-properties fo:color="#7da7d8" style:font-name="FreeSans" fo:font-size="18pt" fo:font-weight="bold" officeooo:paragraph-rsid="002d04f1" style:font-size-asian="18pt" style:font-weight-asian="bold" style:font-size-complex="18pt" style:font-weight-complex="bold"/>
    </style:style>
    <style:style style:name="T1" style:family="text">
      <style:text-properties style:text-underline-style="solid" style:text-underline-width="auto" style:text-underline-color="font-color"/>
    </style:style>
    <style:style style:name="T2" style:family="text">
      <style:text-properties style:font-name="FreeSans"/>
    </style:style>
    <style:style style:name="T3" style:family="text">
      <style:text-properties style:font-name="FreeSans" officeooo:rsid="001dd268"/>
    </style:style>
    <style:style style:name="T4" style:family="text">
      <style:text-properties style:font-name="FreeSans" officeooo:rsid="001e9348"/>
    </style:style>
    <style:style style:name="T5" style:family="text">
      <style:text-properties style:font-name="FreeSans" fo:font-style="italic" style:font-style-asian="italic" style:font-style-complex="italic"/>
    </style:style>
    <style:style style:name="T6" style:family="text">
      <style:text-properties style:font-name="FreeSans" fo:font-style="italic" officeooo:rsid="0021a55a" style:font-style-asian="italic" style:font-style-complex="italic"/>
    </style:style>
    <style:style style:name="T7" style:family="text">
      <style:text-properties style:font-name="FreeSans" fo:font-style="normal" style:font-style-asian="normal" style:font-style-complex="normal"/>
    </style:style>
    <style:style style:name="T8" style:family="text">
      <style:text-properties style:font-name="FreeSans" fo:font-style="normal" fo:font-weight="bold" style:font-style-asian="normal" style:font-weight-asian="bold" style:font-style-complex="normal" style:font-weight-complex="bold"/>
    </style:style>
    <style:style style:name="T9" style:family="text">
      <style:text-properties style:font-name="FreeSans" fo:font-weight="bold" style:font-weight-asian="bold" style:font-weight-complex="bold"/>
    </style:style>
    <style:style style:name="T10" style:family="text">
      <style:text-properties style:font-name="FreeSans" officeooo:rsid="0022c9f3"/>
    </style:style>
    <style:style style:name="T11" style:family="text">
      <style:text-properties style:font-name="FreeSans" officeooo:rsid="0024fb40"/>
    </style:style>
    <style:style style:name="T12" style:family="text">
      <style:text-properties style:font-name="FreeSans" fo:font-size="11pt" fo:font-weight="bold" style:font-size-asian="11pt" style:font-weight-asian="bold" style:font-size-complex="11pt" style:font-weight-complex="bold"/>
    </style:style>
    <style:style style:name="T13" style:family="text">
      <style:text-properties style:font-name="FreeSans" officeooo:rsid="002d04f1"/>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style:text-position="sub 58%"/>
    </style:style>
    <style:style style:name="T19" style:family="text">
      <style:text-properties style:text-position="sub 58%" fo:language="en" fo:country="GB"/>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style:text-underline-style="solid" style:text-underline-width="auto" style:text-underline-color="font-color" style:font-style-asian="italic" style:font-style-complex="italic"/>
    </style:style>
    <style:style style:name="T22" style:family="text">
      <style:text-properties fo:language="en" fo:country="GB"/>
    </style:style>
    <style:style style:name="T23" style:family="text">
      <style:text-properties fo:color="#7da7d8" style:font-name="FreeSans" fo:font-size="18pt" fo:font-weight="bold" officeooo:rsid="002d04f1" style:font-size-asian="18pt" style:font-weight-asian="bold" style:font-size-complex="18pt" style:font-weight-complex="bold"/>
    </style:style>
    <style:style style:name="T24" style:family="text">
      <style:text-properties fo:color="#7da7d8" style:font-name="FreeSans" fo:font-size="18pt" fo:font-weight="bold" officeooo:rsid="001e9348" style:font-size-asian="18pt" style:font-weight-asian="bold" style:font-size-complex="18pt" style:font-weight-complex="bold"/>
    </style:style>
    <style:style style:name="T25" style:family="text">
      <style:text-properties style:use-window-font-color="true" fo:font-style="normal" style:font-style-asian="normal" style:font-style-complex="normal"/>
    </style:style>
    <style:style style:name="T26" style:family="text">
      <style:text-properties style:use-window-font-color="true" fo:font-style="normal" style:font-style-asian="normal" style:font-style-complex="normal" style:font-weight-complex="bold"/>
    </style:style>
    <style:style style:name="T27" style:family="text">
      <style:text-properties style:use-window-font-color="true" fo:font-style="normal" fo:font-weight="normal" style:font-style-asian="normal" style:font-weight-asian="normal" style:font-style-complex="normal"/>
    </style:style>
    <style:style style:name="T28" style:family="text">
      <style:text-properties style:use-window-font-color="true" fo:font-style="normal" fo:font-weight="normal" officeooo:rsid="0022c9f3" style:font-style-asian="normal" style:font-weight-asian="normal" style:font-style-complex="normal" style:font-weight-complex="normal"/>
    </style:style>
    <style:style style:name="T29" style:family="text">
      <style:text-properties style:use-window-font-color="true" style:font-name="FreeSans" fo:font-style="normal" fo:font-weight="normal" officeooo:rsid="0022c9f3" style:font-size-asian="11pt" style:font-style-asian="normal" style:font-weight-asian="normal" style:font-style-complex="normal" style:font-weight-complex="normal"/>
    </style:style>
    <style:style style:name="T30" style:family="text">
      <style:text-properties officeooo:rsid="002b62c8"/>
    </style:style>
    <style:style style:name="T31" style:family="text">
      <style:text-properties officeooo:rsid="002d04f1"/>
    </style:style>
    <style:style style:name="T32" style:family="text">
      <style:text-properties fo:color="#0066b3" style:font-name="FreeSans" fo:font-weight="bold" style:font-size-asian="11pt" style:font-weight-asian="bold" style:font-weight-complex="bold"/>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áctica 3 – 1ª parte</text:p>
      <text:p text:style-name="P21">PROBLEMA 2.1 – CONTENEDORES EN UN BARCO</text:p>
      <text:p text:style-name="P18"/>
      <text:p text:style-name="P18"/>
      <text:p text:style-name="P18"/>
      <text:p text:style-name="P18"/>
      <text:p text:style-name="P18"/>
      <text:p text:style-name="P18"/>
      <text:p text:style-name="P18"/>
      <text:p text:style-name="P18"/>
      <text:p text:style-name="P18"/>
      <text:p text:style-name="P18"/>
      <text:p text:style-name="P22">MEMORI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Realizado por :</text:p>
      <text:p text:style-name="P5">José Javier Alonso Ramos</text:p>
      <text:p text:style-name="P5">Ángel Carmona García</text:p>
      <text:p text:style-name="P5">Andrés Fernández Ortega</text:p>
      <text:p text:style-name="P5">Paula Iglesias Ahualli</text:p>
      <text:p text:style-name="P5">Carlos Núñez Molina</text:p>
      <text:p text:style-name="P7"><text:soft-page-break/>Contenido</text:p>
      <text:list xml:id="list2593024787" text:style-name="L1">
        <text:list-item>
          <text:p text:style-name="P8"><text:span text:style-name="T2">Algoritmo </text:span><text:span text:style-name="T3">greedy</text:span><text:span text:style-name="T2"> que maximiza el número de contenedores en el barco….………………………………</text:span><text:span text:style-name="T13">3</text:span></text:p>
          <text:p text:style-name="P11"><text:span text:style-name="T4">1.</text:span><text:span text:style-name="T2">1 Descripción…………………………………………………………………………………………………………………………..……3</text:span></text:p>
          <text:p text:style-name="P11"><text:span text:style-name="T2">1.2 Pseudo-código…………………………………………………………………………………………………………………………..3</text:span></text:p>
          <text:p text:style-name="P9"><text:span text:style-name="T13">1.3 Otimalidad…………………………………………………………………………</text:span><text:span text:style-name="T2">.</text:span><text:span text:style-name="T4">……………</text:span><text:span text:style-name="T2">…………………………………………</text:span><text:span text:style-name="T10">4</text:span></text:p>
        </text:list-item>
        <text:list-item>
          <text:p text:style-name="P9"><text:span text:style-name="T2">Algoritmo greedy </text:span><text:span text:style-name="T10">para </text:span><text:span text:style-name="T2">maximiza</text:span><text:span text:style-name="T10">r</text:span><text:span text:style-name="T2"> el beneficio………………………………………………………………………………</text:span><text:span text:style-name="T13">5</text:span></text:p>
          <text:p text:style-name="P11"><text:span text:style-name="T2">2.1 Descripción………………………………………………………………………………………………………………………………..5</text:span></text:p>
          <text:p text:style-name="P11"><text:span text:style-name="T2">2.2 Pseudo-código…………………………………………………………………………………………………………………………..5</text:span></text:p>
          <text:p text:style-name="P11"><text:span text:style-name="T2">2.3 Explicación…………………………………………………………………………………………………………………………………6</text:span></text:p>
          <text:p text:style-name="P11"><text:span text:style-name="T2">2.4 Ejemplo de no optimalidad……………………………………………………………………………………………………….6</text:span></text:p>
          <text:p text:style-name="P12"><text:span text:style-name="T2">2.5 Soluciones óptimas del algoritmo…………………………………………………………………………………………….7</text:span></text:p>
        </text:list-item>
      </text:list>
      <text:p text:style-name="P10"><text:span text:style-name="T2"/></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text:span text:style-name="T23">M</text:span><text:span text:style-name="T24">aximizar el número de contenedores</text:span></text:p>
      <text:h text:style-name="P41" text:outline-level="2"><text:span text:style-name="T12">Descripción</text:span></text:h>
      <text:p text:style-name="P32"><text:span text:style-name="T17">Candidatos</text:span>: contenedores no escogidos todavía</text:p>
      <text:p text:style-name="P32"><text:span text:style-name="T17">Seleccionados</text:span>: contenedores escogidos hasta el momento</text:p>
      <text:p text:style-name="P32"><text:span text:style-name="T17">Función</text:span> <text:span text:style-name="T17">objetivo</text:span>: maximizar el número de contenedores (maximizar cardinalidad del conjunto de seleccionados)</text:p>
      <text:p text:style-name="P32"><text:span text:style-name="T17">Función</text:span> <text:span text:style-name="T17">selección</text:span>: escoger, de entre los candidatos, el de menor peso, p<text:span text:style-name="T18">i</text:span></text:p>
      <text:p text:style-name="P32"><text:span text:style-name="T17">Función</text:span> <text:span text:style-name="T17">de</text:span> <text:span text:style-name="T17">factibilidad</text:span>: al incluir el contendor c<text:span text:style-name="T18">i</text:span> de peso p<text:span text:style-name="T18">i</text:span>, la suma de los pesos de los contenedores seleccionados no sea mayor que la capacidad del barco</text:p>
      <text:p text:style-name="P36"><text:span text:style-name="T17">Función</text:span> <text:span text:style-name="T17">solución</text:span>: no se puede incluir ningún contenedor de los candidatos sin que se exceda la capacidad del barco</text:p>
      <text:p text:style-name="P23">Pseudo-código</text:p>
      <text:p text:style-name="P13"><text:span text:style-name="T9">s [ ] : </text:span><text:span text:style-name="T2"><text:tab/><text:tab/><text:tab/>conjunto de contenedores seleccionados (dentro del barco)</text:span></text:p>
      <text:p text:style-name="P13"><text:span text:style-name="T9">c [ ] : </text:span><text:span text:style-name="T2"><text:tab/><text:tab/><text:tab/>conjunto de contenedores candidatos (aún no seleccionados)</text:span></text:p>
      <text:p text:style-name="P13"><text:span text:style-name="T9">x : </text:span><text:span text:style-name="T2"><text:tab/><text:tab/><text:tab/>elemento tipo </text:span><text:span text:style-name="T5">Contenedor <text:s/>→</text:span><text:span text:style-name="T6"> contenedor.peso ; contenedor.beneficio</text:span></text:p>
      <text:p text:style-name="P13"><text:span text:style-name="T8">peso_actual :</text:span><text:span text:style-name="T7"> <text:tab/>peso total de los elementos que se van añadiendo a </text:span><text:span text:style-name="T5">s [ ]</text:span></text:p>
      <text:p text:style-name="P13"><text:span text:style-name="T8">k :</text:span><text:span text:style-name="T7"> <text:tab/><text:tab/><text:tab/>carga máxima del barco</text:span></text:p>
      <text:p text:style-name="P16">- - - - - - - - - - - - - - - - - - - - - - - - - - - - - - - - - - - - - - - - - - - - - - - - - - - - - - - - - - - - - - - - - - - - - - - - - - - </text:p>
      <text:p text:style-name="P17">s[] = null;</text:p>
      <text:p text:style-name="P17">sort(c); <text:tab/><text:tab/>//ordenamos candidatos según su peso</text:p>
      <text:p text:style-name="P17"><text:tab/><text:tab/><text:tab/> <text:s/>tal que c[i].peso &lt;= c[i+1].peso</text:p>
      <text:p text:style-name="P17"/>
      <text:p text:style-name="P17">while( !c.empty() &amp;&amp; peso_actual &lt;= k){</text:p>
      <text:p text:style-name="P17"><text:tab/>x=c[0]; //Función selección: escogemos el contenedor de menor peso</text:p>
      <text:p text:style-name="P17"><text:tab/>c.pop_front(); //Eliminamos el contenedor que acabamos de escoger <text:tab/><text:tab/><text:tab/><text:tab/><text:tab/>de la lista de candidatos.</text:p>
      <text:p text:style-name="P17"/>
      <text:p text:style-name="P17"><text:tab/>if (peso_actual + x.peso &lt;= k) //Función factibilidad</text:p>
      <text:p text:style-name="P17"><text:tab/>{</text:p>
      <text:p text:style-name="P17"><text:tab/><text:tab/>s.push_back(x); //Función solución</text:p>
      <text:p text:style-name="P17"><text:tab/><text:tab/>peso_actual += x.peso;</text:p>
      <text:p text:style-name="P17"><text:tab/>}</text:p>
      <text:p text:style-name="P17">}</text:p>
      <text:p text:style-name="P17">return s;</text:p>
      <text:p text:style-name="P17"/>
      <text:p text:style-name="P17"/>
      <text:p text:style-name="P17"/>
      <text:p text:style-name="P17"/>
      <text:p text:style-name="P17"/>
      <text:list xml:id="list2950400081" text:style-name="WWNum4">
        <text:list-item>
          <text:h text:style-name="P40" text:outline-level="2"><text:soft-page-break/><text:span text:style-name="T17">Demostración</text:span> <text:span text:style-name="T17">de</text:span> <text:span text:style-name="T17">Optimalidad</text:span></text:h>
        </text:list-item>
      </text:list>
      <text:p text:style-name="P33">Sea <text:span text:style-name="T14">S = {c</text:span><text:span text:style-name="T20">1</text:span><text:span text:style-name="T14">, c</text:span><text:span text:style-name="T20">2</text:span><text:span text:style-name="T14">,…, c</text:span><text:span text:style-name="T20">n</text:span><text:span text:style-name="T14">}</text:span> el conjunto formado por los contenedores de la solución greedy, ordenados en orden de pesos no decrecientes.</text:p>
      <text:p text:style-name="P33"><text:span text:style-name="T1">Supongamos que </text:span><text:span text:style-name="T15">S</text:span><text:span text:style-name="T1"> no es una solución óptima al problema.</text:span></text:p>
      <text:p text:style-name="P33">Existirán, por tanto, una o más soluciones óptimas al problema, diferentes de <text:span text:style-name="T14">S</text:span>.</text:p>
      <text:p text:style-name="P33">Llamemos <text:span text:style-name="T14">S’</text:span> a la solución óptima que contenga el mayor número de elementos coincidentes con <text:span text:style-name="T14">S</text:span> y que estén en la misma posición (en este caso hasta el elemento <text:span text:style-name="T14">k</text:span>).</text:p>
      <text:p text:style-name="P34"><text:span text:style-name="T22">S = {c</text:span><text:span text:style-name="T19">1</text:span><text:span text:style-name="T22">, c</text:span><text:span text:style-name="T19">2</text:span><text:span text:style-name="T22">,… c</text:span><text:span text:style-name="T19">k </text:span><text:span text:style-name="T22">, c</text:span><text:span text:style-name="T19">k+1</text:span><text:span text:style-name="T22">,…, c</text:span><text:span text:style-name="T19">n</text:span><text:span text:style-name="T22">} S’ = {c</text:span><text:span text:style-name="T19">1</text:span><text:span text:style-name="T22">, c</text:span><text:span text:style-name="T19">2</text:span><text:span text:style-name="T22">,… c</text:span><text:span text:style-name="T19">k </text:span><text:span text:style-name="T22">, c’</text:span><text:span text:style-name="T19">k+1</text:span><text:span text:style-name="T22">,…, c’</text:span><text:span text:style-name="T19">m</text:span><text:span text:style-name="T22">}</text:span></text:p>
      <text:p text:style-name="P33">De forma que hasta <text:span text:style-name="T14">k</text:span>, los contenedores de <text:span text:style-name="T14">S’</text:span> coinciden con los de <text:span text:style-name="T14">S</text:span> y ambos son escogidos en el mismo orden.</text:p>
      <text:p text:style-name="P33">Debido a cómo el algoritmo greedy escoge los candidatos (de los que quedan, siempre el de menor peso) sabemos que entre dos contenedores hasta el número <text:span text:style-name="T14">k</text:span> (tanto en <text:span text:style-name="T14">S</text:span> como en <text:span text:style-name="T14">S’</text:span>) no hay otro contenedor de peso intermedio, pues habría sido escogido antes que el segundo contenedor.</text:p>
      <text:p text:style-name="P33">Por todo lo anterior, sabemos que <text:span text:style-name="T14">c</text:span><text:span text:style-name="T20">k+1 </text:span><text:span text:style-name="T20"><draw:frame draw:style-name="fr1" draw:name="Objeto2" text:anchor-type="as-char" svg:width="0.242cm" svg:height="0.467cm" draw:z-index="0"><draw:object xlink:href="./Object 1" xlink:type="simple" xlink:show="embed" xlink:actuate="onLoad"/><draw:image xlink:href="./ObjectReplacements/Object 1" xlink:type="simple" xlink:show="embed" xlink:actuate="onLoad"/><svg:desc>fórmula</svg:desc></draw:frame></text:span><text:span text:style-name="T20"><text:s text:c="2"/></text:span><text:span text:style-name="T14">c’</text:span><text:span text:style-name="T20">k+1</text:span><text:span text:style-name="T18"> </text:span>y que <text:span text:style-name="T14">p</text:span><text:span text:style-name="T20">k+1 </text:span><text:span text:style-name="T20"><draw:frame draw:style-name="fr1" draw:name="Objeto1" text:anchor-type="as-char" svg:width="0.238cm" svg:height="0.467cm" draw:z-index="1"><draw:object xlink:href="./Object 2" xlink:type="simple" xlink:show="embed" xlink:actuate="onLoad"/><draw:image xlink:href="./ObjectReplacements/Object 2" xlink:type="simple" xlink:show="embed" xlink:actuate="onLoad"/><svg:desc>fórmula</svg:desc></draw:frame></text:span><text:span text:style-name="T20"><text:s/></text:span><text:span text:style-name="T14">p’</text:span><text:span text:style-name="T20">k+1 </text:span>(por cómo escoge la solución greedy los elementos, siempre el de menor peso).</text:p>
      <text:p text:style-name="P33">Por tanto, podemos sustituir en <text:span text:style-name="T14">S’</text:span><text:span text:style-name="T16"> a </text:span><text:span text:style-name="T14">c’</text:span><text:span text:style-name="T20">k+1</text:span><text:span text:style-name="T18"> </text:span>por <text:span text:style-name="T14">c</text:span><text:span text:style-name="T20">k+1</text:span>, en el caso de que ese contenedor no estuviera en <text:span text:style-name="T14">S’</text:span>,<text:span text:style-name="T18"> </text:span>y seguiría siendo <text:span text:style-name="T14">S’</text:span> una solución válida (no se excedería la capacidad). </text:p>
      <text:p text:style-name="P33">En el caso de que <text:span text:style-name="T14">c</text:span><text:span text:style-name="T20">k+1</text:span><text:span text:style-name="T18"> </text:span>ya perteneciera a <text:span text:style-name="T14">S’</text:span>, en vez de sustituir los contenedores cambiamos la posición de los contenedores <text:span text:style-name="T14">c</text:span><text:span text:style-name="T20">k+1 </text:span>y <text:span text:style-name="T14">c’</text:span><text:span text:style-name="T20">k+1 </text:span>en <text:span text:style-name="T14">S’</text:span> (cambia el orden en el que se escogen).</text:p>
      <text:p text:style-name="P33">En ambos casos <text:span text:style-name="T14">S’</text:span> pasaría a ser el siguiente conjunto: <text:span text:style-name="T14">S’’ = {c</text:span><text:span text:style-name="T20">1</text:span><text:span text:style-name="T14">, c</text:span><text:span text:style-name="T20">2</text:span><text:span text:style-name="T14">,… c</text:span><text:span text:style-name="T20">k </text:span><text:span text:style-name="T14">, c</text:span><text:span text:style-name="T20">k+1</text:span><text:span text:style-name="T14">,…, c’</text:span><text:span text:style-name="T20">m</text:span><text:span text:style-name="T14">}</text:span>.</text:p>
      <text:p text:style-name="P33">Pero esto es una contradicción, <text:span text:style-name="T1">porque dijimos que </text:span><text:span text:style-name="T15">S’</text:span><text:span text:style-name="T1"> era la solución óptima que más elementos consecutivos y coincidentes tenía con </text:span><text:span text:style-name="T15">S</text:span><text:span text:style-name="T1"> y ahora resulta que </text:span><text:span text:style-name="T15">S’’</text:span><text:span text:style-name="T1"> tiene un elemento más </text:span><text:span text:style-name="T15">(c</text:span><text:span text:style-name="T21">k+1</text:span><text:span text:style-name="T15">)</text:span>.<text:bookmark text:name="_GoBack"/></text:p>
      <text:p text:style-name="P35">Debido a esto, la hipótesis de partida (que S no es una solución óptima al problema) es falsa y S, la solución greedy, es siempre una solución óptima al problema.</text:p>
      <text:p text:style-name="P35"/>
      <text:p text:style-name="P35"/>
      <text:p text:style-name="P35"/>
      <text:p text:style-name="P35"/>
      <text:p text:style-name="P35"/>
      <text:p text:style-name="P35"/>
      <text:p text:style-name="P35"/>
      <text:p text:style-name="P35"/>
      <text:p text:style-name="P35"/>
      <text:h text:style-name="P43" text:outline-level="1"><text:soft-page-break/><text:span text:style-name="T31">M</text:span><text:span text:style-name="T17">aximizar beneficio obtenido</text:span></text:h>
      <text:h text:style-name="P42" text:outline-level="2"><text:span text:style-name="T17">Descripción</text:span>:</text:h>
      <text:p text:style-name="P32"><text:span text:style-name="T17">Candidatos</text:span>: contenedores no escogidos todavía.</text:p>
      <text:p text:style-name="P32"><text:span text:style-name="T17">Seleccionados</text:span>: contenedores escogidos hasta el momento.</text:p>
      <text:p text:style-name="P32"><text:span text:style-name="T17">Función</text:span> <text:span text:style-name="T17">objetivo</text:span>: maximizar el beneficio obtenido.</text:p>
      <text:p text:style-name="P32"><text:span text:style-name="T17">Función</text:span> <text:span text:style-name="T17">selección</text:span>: escoger, de entre los candidatos, el que mayor razón de beneficio por peso tiene, ci.</text:p>
      <text:p text:style-name="P32"><text:span text:style-name="T17">Función</text:span> <text:span text:style-name="T17">de</text:span> <text:span text:style-name="T17">factibilidad</text:span>: al incluir el contendor c<text:span text:style-name="T18">i</text:span> de peso p<text:span text:style-name="T18">i</text:span>, la suma de los pesos de los contenedores seleccionados no sea mayor que k, la capacidad del barco.</text:p>
      <text:p text:style-name="P37"><text:span text:style-name="T16"><text:tab/></text:span><text:span text:style-name="T26">Función</text:span><text:span text:style-name="T27"> </text:span><text:span text:style-name="T26">solución</text:span><text:span text:style-name="T27">: no se puede incluir ningún contenedor sin que se exceda k, la capacidad <text:tab/>del barco.</text:span></text:p>
      <text:p text:style-name="P38"><text:span text:style-name="T27">- - - - - - - - - - - - - - - - - - - - - - - - - - - - - - - - - - - - - - - - - - - - - - - - - - - - - - - - - - - - - - - - - - - - - - - -</text:span><text:span text:style-name="T25"> </text:span></text:p>
      <text:p text:style-name="P31"><text:span text:style-name="T16">Pseudo-código</text:span></text:p>
      <text:p text:style-name="P24">Contenedor:= Registro</text:p>
      <text:p text:style-name="P24"><text:tab/>Peso := integer</text:p>
      <text:p text:style-name="P24"><text:tab/>Beneficio := integer</text:p>
      <text:p text:style-name="P24">Fin Registro</text:p>
      <text:p text:style-name="P24">CapacidadBuque := integer K</text:p>
      <text:p text:style-name="P24">PesoCargado := integer 0</text:p>
      <text:p text:style-name="P24">ListaCargamento := Array de Contenedor</text:p>
      <text:p text:style-name="P24">N := integer Número total contenedores</text:p>
      <text:p text:style-name="P24">Lleno := boolean False</text:p>
      <text:p text:style-name="P24">//Proceso MaximizarBeneficio</text:p>
      <text:p text:style-name="P24">Contenedores C[N] ; // Aquí se encuentran todos los Contenedores</text:p>
      <text:p text:style-name="P24">con sus Pesos y beneficios</text:p>
      <text:p text:style-name="P24"/>
      <text:p text:style-name="P24">Ordenar(C) ; // Ordenamos los contenedores siendo el ultimo</text:p>
      <text:p text:style-name="P24">el de mayor relación Beneficio/peso</text:p>
      <text:p text:style-name="P24">n=N-1 //Función selección</text:p>
      <text:p text:style-name="P24">While lleno is False do</text:p>
      <text:p text:style-name="P24"><text:tab/>//Función factibilidad</text:p>
      <text:p text:style-name="P24"><text:tab/>If (PesoCargado + C[n].peso) &amp;lt;= CapacidadBuque do</text:p>
      <text:p text:style-name="P24"><text:tab/><text:tab/>Agregar(ListaCargamento, C[n]) ;</text:p>
      <text:p text:style-name="P24"><text:tab/><text:tab/>PesoCargado += Peso C[n];</text:p>
      <text:p text:style-name="P24"><text:tab/><text:tab/>Eliminar(C,n);</text:p>
      <text:p text:style-name="P24"><text:tab/><text:tab/>if PesoCargado == CapacidadBuque do //Función objetivo</text:p>
      <text:p text:style-name="P24"><text:tab/><text:tab/><text:tab/>lleno = true; // en este caso se alcanzaría el máximo <text:tab/><text:tab/><text:tab/><text:tab/><text:tab/><text:tab/><text:tab/>beneficio</text:p>
      <text:p text:style-name="P24"><text:tab/><text:tab/>done</text:p>
      <text:p text:style-name="P24"><text:tab/>done</text:p>
      <text:p text:style-name="P24"><text:soft-page-break/><text:tab/>n-- ; //Función selección</text:p>
      <text:p text:style-name="P24"/>
      <text:p text:style-name="P24"><text:tab/>if n <text:span text:style-name="T30">&lt;</text:span>=0 do</text:p>
      <text:p text:style-name="P24"><text:tab/><text:tab/>lleno = true ; // no hemos podido cargar más el Buque y queda <text:tab/><text:tab/><text:tab/><text:tab/><text:tab/><text:tab/>espacio libre</text:p>
      <text:p text:style-name="P24"><text:tab/>done</text:p>
      <text:p text:style-name="P24">done</text:p>
      <text:p text:style-name="P24"/>
      <text:p text:style-name="P28">Explicación</text:p>
      <text:p text:style-name="P26">Tenemos un conjunto de contenedores de los que sabemos su peso y beneficio y que</text:p>
      <text:p text:style-name="P26">ordenamos de forma no decreciente según su cociente beneficio/peso.</text:p>
      <text:p text:style-name="P26">Entonces vamos eligiendo el contenedor de la última posición, el de mayor valor de cociente</text:p>
      <text:p text:style-name="P26">beneficio/peso y comprobamos si sumando su peso al peso del resto de contenedores que ya</text:p>
      <text:p text:style-name="P26">llevamos, el peso del cargamento es menor que la capacidad máxima del buque.</text:p>
      <text:p text:style-name="P26">si cabe lo cargamos en el buque y continuaremos con el siguiente contenedor con más valor</text:p>
      <text:p text:style-name="P26">beneficio/peso, si no cabe, probaremos con el siguiente directamente.</text:p>
      <text:p text:style-name="P26">Este proceso se repite hasta que se consiga llenar el buque pues el peso máximo coincide con</text:p>
      <text:p text:style-name="P27"><text:span text:style-name="T28">el peso del cargamento o bien, ya no quedan contenedores a seleccionar.</text:span></text:p>
      <text:p text:style-name="P27"><text:span text:style-name="T29"/></text:p>
      <text:p text:style-name="P27"><text:span text:style-name="T29"/></text:p>
      <text:p text:style-name="P27"><text:span text:style-name="T32">Ejemplo de no optimalidad</text:span></text:p>
      <text:p text:style-name="P29">Supongamos que en el buque podemos incluir contenedores hasta llegar a un peso k=10. Y tenemos los siguientes contenedores:</text:p>
      <text:p text:style-name="P30">C = {1, 2, 3]</text:p>
      <text:p text:style-name="P30">Con sus respectivos pesos:</text:p>
      <text:p text:style-name="P30">P = {6, 5, 5}</text:p>
      <text:p text:style-name="P30">Sus respectivos beneficios:</text:p>
      <text:p text:style-name="P30">B = {12, 7, 6}</text:p>
      <text:p text:style-name="P30">Sus cocientes beneficio/peso:</text:p>
      <text:p text:style-name="P30">G = {2, 1.4, 1.2}</text:p>
      <text:p text:style-name="P29">Ordenando los contenedores según su cociente peso/beneficio de forma no creciente y representados de la forma: identificador (beneficio/peso) nos quedaría así:</text:p>
      <text:p text:style-name="P30">C = {1(2), 2(1.4), 3(1.2)}</text:p>
      <text:p text:style-name="P29">El algoritmo greedy escogería el primero, con cociente beneficio/peso = 2, de forma que no podría añadir más contenedores pues es de peso 6 y cualquiera de los otros dos al ser de peso 5 superarían k=10. Así el beneficio obtenido con el algoritmo greedy en este caso sería el beneficio del único contenedor que incluiríamos cuyo valor es 12.</text:p>
      <text:p text:style-name="P29"><text:soft-page-break/>La solución óptima al problema sería elegir los otros 2 contenedores, que igualan la capacidad máxima del buque, cuya suma de sus beneficios sería 13, superando el resultado que nos daba el algoritmo greedy.</text:p>
      <text:p text:style-name="P4"/>
      <text:p text:style-name="P4"/>
      <text:list xml:id="list2132677883" text:style-name="WWNum2">
        <text:list-item>
          <text:h text:style-name="P39" text:outline-level="2">¿Cuándo da soluciones óptimas este algoritmo?</text:h>
        </text:list-item>
      </text:list>
      <text:p text:style-name="P3">Vamos a demostrar que este algoritmo da soluciones óptimas cuando la suma del peso de los contenedores que se van seleccionando coincide justo con la capacidad máxima del buque.</text:p>
      <text:p text:style-name="P3">Lo hacemos por reducción al absurdo:</text:p>
      <text:p text:style-name="P3">Sea S = {c<text:span text:style-name="T18">1</text:span>, c<text:span text:style-name="T18">2</text:span>,…, c<text:span text:style-name="T18">n</text:span>} el conjunto formado por los contenedores de la solución greedy cuya suma de pesos coincide con la máxima capacidad del buque.</text:p>
      <text:p text:style-name="P6">Supongamos que S no es una solución óptima al problema.</text:p>
      <text:p text:style-name="P3">Existirán, por tanto, una o más soluciones óptimas al problema, diferentes de S.</text:p>
      <text:p text:style-name="P3">Llamemos S’ a la solución óptima que contenga los contenedores cuya suma de beneficios es la máxima posible, la solución óptima.</text:p>
      <text:p text:style-name="P3">Esta solución S’ contiene elementos coincidentes con S y que estén en la misma posición (en este caso hasta el elemento k) ya que están ordenados en orden no decreciente según su cociente beneficio/peso.</text:p>
      <text:p text:style-name="P2"><text:span text:style-name="T22">S = {c</text:span><text:span text:style-name="T19">1</text:span><text:span text:style-name="T22">, c</text:span><text:span text:style-name="T19">2</text:span><text:span text:style-name="T22">,… c</text:span><text:span text:style-name="T19">k </text:span><text:span text:style-name="T22">, c</text:span><text:span text:style-name="T19">k+1</text:span><text:span text:style-name="T22">,…, c</text:span><text:span text:style-name="T19">n</text:span><text:span text:style-name="T22">} <text:s/>S’ = {c</text:span><text:span text:style-name="T19">1</text:span><text:span text:style-name="T22">, c</text:span><text:span text:style-name="T19">2</text:span><text:span text:style-name="T22">,… c</text:span><text:span text:style-name="T19">k </text:span><text:span text:style-name="T22">, c’</text:span><text:span text:style-name="T19">k+1</text:span><text:span text:style-name="T22">,…, c’</text:span><text:span text:style-name="T19">m</text:span><text:span text:style-name="T22">}</text:span></text:p>
      <text:p text:style-name="P2">De forma que hasta k, los contenedores de S’ coinciden con los de S.</text:p>
      <text:p text:style-name="P3">El algoritmo greedy escoge el candidato con mayor cociente beneficio/peso y sabemos que entre dos contenedores hasta el número k (tanto en S como en S’) no hay otro contenedor con valor de este cociente intermedio, pues habría sido escogido antes.</text:p>
      <text:p text:style-name="P3">Por todo lo anterior, sabemos que c<text:span text:style-name="T18">k+1 </text:span><text:span text:style-name="T18"><draw:frame draw:style-name="fr1" draw:name="1" text:anchor-type="as-char" svg:width="0.242cm" svg:height="0.467cm" draw:z-index="2"><draw:object xlink:href="./Object 3" xlink:type="simple" xlink:show="embed" xlink:actuate="onLoad"/><draw:image xlink:href="./ObjectReplacements/Object 3" xlink:type="simple" xlink:show="embed" xlink:actuate="onLoad"/><svg:desc>fórmula</svg:desc></draw:frame></text:span><text:span text:style-name="T18"><text:s text:c="2"/></text:span>c’<text:span text:style-name="T18">k+1 </text:span>y que b<text:span text:style-name="T18">k+1</text:span>/p<text:span text:style-name="T18">k+1 </text:span><text:span text:style-name="T18"><draw:frame draw:style-name="fr1" draw:name="Objeto3" text:anchor-type="as-char" svg:width="0.24cm" svg:height="0.467cm" draw:z-index="3"><draw:object xlink:href="./Object 4" xlink:type="simple" xlink:show="embed" xlink:actuate="onLoad"/><draw:image xlink:href="./ObjectReplacements/Object 4" xlink:type="simple" xlink:show="embed" xlink:actuate="onLoad"/><svg:desc>fórmula</svg:desc></draw:frame></text:span>b’<text:span text:style-name="T18">k+1</text:span>/<text:span text:style-name="T18"> </text:span>p’<text:span text:style-name="T18">k+1</text:span>.</text:p>
      <text:p text:style-name="P3">Pero no solo sabemos esto, debido a que a partir de la posición k se escogen en la solución greedy los contenedores con mayor densidad beneficio/peso, a partir de esa posición todos los contenedores de la solución greedy, S, tienen mayor densidad que los escogidos en la solución S’ excepto que la solución greedy en algún momento no haya podido introducir un contenedor de mayor densidad debido a que no cabía en el buque. </text:p>
      <text:p text:style-name="P3">Aunque haya introducido contenedores de menor densidad, a partir del valor k, la media ponderada de la densidad beneficio/peso por peso será mayor en la solución greedy que en cualquier otra solución pues los contenedores que ha tenido que meter de menor densidad serán de menor peso e influirán menos al cálculo de la media ponderada.</text:p>
      <text:p text:style-name="P2">Entonces:</text:p>
      <text:p text:style-name="P2"><text:tab/><draw:frame draw:style-name="fr1" draw:name="Objeto4" text:anchor-type="as-char" svg:width="7.523cm" svg:height="1.139cm" draw:z-index="4"><draw:object xlink:href="./Object 5" xlink:type="simple" xlink:show="embed" xlink:actuate="onLoad"/><draw:image xlink:href="./ObjectReplacements/Object 5" xlink:type="simple" xlink:show="embed" xlink:actuate="onLoad"/><svg:desc>fórmula</svg:desc></draw:frame> </text:p>
      <text:p text:style-name="P2"><text:tab/>Media_ponderada_greedy &gt;= Media_ponderada_S’</text:p>
      <text:p text:style-name="P3"><text:soft-page-break/>A su vez sabemos que desde el contenedor k, debido a que esta solución greedy llena el barco, el peso total del resto de contenedores de S’ tendrá menor peso que el de los contenedores de la solución greedy.</text:p>
      <text:p text:style-name="P2"><text:tab/><draw:frame draw:style-name="fr2" draw:name="Objeto5" text:anchor-type="as-char" svg:y="-0.377cm" svg:width="3.939cm" svg:height="0.531cm" draw:z-index="5"><draw:object xlink:href="./Object 6" xlink:type="simple" xlink:show="embed" xlink:actuate="onLoad"/><draw:image xlink:href="./ObjectReplacements/Object 6" xlink:type="simple" xlink:show="embed" xlink:actuate="onLoad"/><svg:desc>fórmula</svg:desc></draw:frame> </text:p>
      <text:p text:style-name="P2"/>
      <text:p text:style-name="P2"/>
      <text:p text:style-name="P2">Podemos calcular el beneficio total como:</text:p>
      <text:p text:style-name="P2"><text:tab/><draw:frame draw:style-name="fr1" draw:name="Objeto6" text:anchor-type="as-char" svg:width="6.207cm" svg:height="0.531cm" draw:z-index="6"><draw:object xlink:href="./Object 7" xlink:type="simple" xlink:show="embed" xlink:actuate="onLoad"/><draw:image xlink:href="./ObjectReplacements/Object 7" xlink:type="simple" xlink:show="embed" xlink:actuate="onLoad"/><svg:desc>fórmula</svg:desc></draw:frame></text:p>
      <text:p text:style-name="P2">Al ser en la solución greedy mayor o igual tanto la media ponderada como el peso_total:</text:p>
      <text:p text:style-name="P2"><draw:frame draw:style-name="fr2" draw:name="Objeto7" text:anchor-type="as-char" svg:y="-0.377cm" svg:width="5.442cm" svg:height="0.531cm" draw:z-index="7"><draw:object xlink:href="./Object 8" xlink:type="simple" xlink:show="embed" xlink:actuate="onLoad"/><draw:image xlink:href="./ObjectReplacements/Object 8" xlink:type="simple" xlink:show="embed" xlink:actuate="onLoad"/><svg:desc>fórmula</svg:desc></draw:frame></text:p>
      <text:p text:style-name="P3">De forma que, en el mejor caso, si la solución greedy llena el barco, cualquier otra solución S’ será como mucho tan buena como la solución greedy pues con cualquier transformación de n bloques de la solución greedy por otros m bloques, estos m bloques supondrán, como mucho, tanto beneficio como suponían los n bloques a sustituir. <text:span text:style-name="T1">Llegamos a la contradicción de la existencia de una S’ distinta de S con más beneficio quedando demostrada que la solución greedy es óptima siempre que llena el barco</text:span>.</text:p>
      <text:p text:style-name="P3">Podríamos generalizar más esta conclusión:</text:p>
      <text:p text:style-name="P3"><draw:frame draw:style-name="fr2" draw:name="Objeto8" text:anchor-type="as-char" svg:y="-1.275cm" svg:width="10.015cm" svg:height="1.716cm" draw:z-index="8"><draw:object xlink:href="./Object 9" xlink:type="simple" xlink:show="embed" xlink:actuate="onLoad"/><draw:image xlink:href="./ObjectReplacements/Object 9" xlink:type="simple" xlink:show="embed" xlink:actuate="onLoad"/><svg:desc>fórmula</svg:desc></draw:frame></text:p>
      <text:p text:style-name="P3">Si el beneficio total de la solución greedy es mayor, el cociente de beneficios será mayor que 1, esto ocurre cuando:</text:p>
      <text:p text:style-name="P3"><draw:frame draw:style-name="fr2" draw:name="Objeto9" text:anchor-type="as-char" svg:y="-1.275cm" svg:width="7.017cm" svg:height="1.716cm" draw:z-index="9"><draw:object xlink:href="./Object 10" xlink:type="simple" xlink:show="embed" xlink:actuate="onLoad"/><draw:image xlink:href="./ObjectReplacements/Object 10" xlink:type="simple" xlink:show="embed" xlink:actuate="onLoad"/><svg:desc>fórmula</svg:desc></draw:frame></text:p>
      <text:p text:style-name="P3"/>
      <text:p text:style-name="P3"><draw:frame draw:style-name="fr2" draw:name="Objeto10" text:anchor-type="as-char" svg:y="-0.683cm" svg:width="6.528cm" svg:height="1.124cm" draw:z-index="10"><draw:object xlink:href="./Object 11" xlink:type="simple" xlink:show="embed" xlink:actuate="onLoad"/><draw:image xlink:href="./ObjectReplacements/Object 11" xlink:type="simple" xlink:show="embed" xlink:actuate="onLoad"/><svg:desc>fórmula</svg:desc></draw:frame></text:p>
      <text:p text:style-name="P25">De forma general, podemos decir que siempre que se cumpla esta condición, la solución que da el algoritmo greedy es óptima aunque no llene el bu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Mono" svg:font-family="Free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Noto Sans CJK SC Regular" style:font-family-asian="'Noto Sans CJK SC Regular'"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2c9f3" officeooo:paragraph-rsid="0022c9f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0:41:16.894990599</meta:creation-date>
    <dc:date>2018-04-22T13:18:31.356002184</dc:date>
    <meta:editing-duration>P1DT13H53M26S</meta:editing-duration>
    <meta:editing-cycles>4</meta:editing-cycles>
    <meta:generator>LibreOffice/5.4.6.2$Linux_X86_64 LibreOffice_project/40m0$Build-2</meta:generator>
    <meta:document-statistic meta:table-count="0" meta:image-count="0" meta:object-count="11" meta:page-count="8" meta:paragraph-count="155" meta:word-count="1842" meta:character-count="10906" meta:non-whitespace-character-count="9125"/>
  </office:meta>
</office:document-meta>
</file>

<file path=Object 1/content.xml><?xml version="1.0" encoding="utf-8"?>
<math xmlns="http://www.w3.org/1998/Math/MathML" display="block">
  <semantics>
    <mi>≠</mi>
    <annotation encoding="StarMath 5.0">≠</annotation>
  </semantics>
</math>
</file>

<file path=Object 10/content.xml><?xml version="1.0" encoding="utf-8"?>
<math xmlns="http://www.w3.org/1998/Math/MathML" display="block">
  <semantics>
    <mrow>
      <mfrac>
        <mrow>
          <mfrac>
            <mrow>
              <mi mathvariant="italic">media</mi>
              <msub>
                <mi mathvariant="italic">ponderada</mi>
                <mi mathvariant="italic">greedy</mi>
              </msub>
            </mrow>
            <mrow>
              <mi mathvariant="italic">media</mi>
              <msub>
                <mi mathvariant="italic">ponderada</mi>
                <mi>s</mi>
              </msub>
              <msub>
                <mrow/>
                <mi>'</mi>
              </msub>
            </mrow>
          </mfrac>
          <mo stretchy="false">∗</mo>
          <mrow>
            <mi mathvariant="italic">peso</mi>
            <msub>
              <mi mathvariant="italic">total</mi>
              <mi mathvariant="italic">greedy</mi>
            </msub>
          </mrow>
        </mrow>
        <mrow>
          <mi mathvariant="italic">peso</mi>
          <msub>
            <mi mathvariant="italic">total</mi>
            <mi>s</mi>
          </msub>
          <msub>
            <mrow/>
            <mi>'</mi>
          </msub>
        </mrow>
      </mfrac>
      <mi>≥</mi>
      <mn>1</mn>
    </mrow>
    <annotation encoding="StarMath 5.0">{media ponderada_greedy} over {media ponderada_s {} rsub '} *  {peso total_greedy} over {peso total_s {} rsub '} ≥1</annotation>
  </semantics>
</math>
</file>

<file path=Object 11/content.xml><?xml version="1.0" encoding="utf-8"?>
<math xmlns="http://www.w3.org/1998/Math/MathML" display="block">
  <semantics>
    <mrow>
      <mfrac>
        <mrow>
          <mi mathvariant="italic">media</mi>
          <msub>
            <mi mathvariant="italic">ponderada</mi>
            <mi mathvariant="italic">greedy</mi>
          </msub>
        </mrow>
        <mrow>
          <mi mathvariant="italic">media</mi>
          <msub>
            <mi mathvariant="italic">ponderada</mi>
            <mi>s</mi>
          </msub>
          <msub>
            <mrow/>
            <mi>'</mi>
          </msub>
        </mrow>
      </mfrac>
      <mi>≥</mi>
      <mfrac>
        <mrow>
          <mi mathvariant="italic">peso</mi>
          <msub>
            <mi mathvariant="italic">total</mi>
            <mi>s</mi>
          </msub>
          <msub>
            <mrow/>
            <mi>'</mi>
          </msub>
        </mrow>
        <mrow>
          <mi mathvariant="italic">peso</mi>
          <msub>
            <mi mathvariant="italic">total</mi>
            <mi mathvariant="italic">greedy</mi>
          </msub>
        </mrow>
      </mfrac>
    </mrow>
    <annotation encoding="StarMath 5.0">{media ponderada_greedy} over {media ponderada_s {} rsub '} ≥   {peso total_s {} rsub '} over {peso total_greedy}</annotation>
  </semantics>
</math>
</file>

<file path=Object 2/content.xml><?xml version="1.0" encoding="utf-8"?>
<math xmlns="http://www.w3.org/1998/Math/MathML" display="block">
  <semantics>
    <mi>≤</mi>
    <annotation encoding="StarMath 5.0">≤</annotation>
  </semantics>
</math>
</file>

<file path=Object 3/content.xml><?xml version="1.0" encoding="utf-8"?>
<math xmlns="http://www.w3.org/1998/Math/MathML" display="block">
  <semantics>
    <mi>≠</mi>
    <annotation encoding="StarMath 5.0">≠</annotation>
  </semantics>
</math>
</file>

<file path=Object 4/content.xml><?xml version="1.0" encoding="utf-8"?>
<math xmlns="http://www.w3.org/1998/Math/MathML" display="block">
  <semantics>
    <mi>≥</mi>
    <annotation encoding="StarMath 5.0">≥ </annotation>
  </semantics>
</math>
</file>

<file path=Object 5/content.xml><?xml version="1.0" encoding="utf-8"?>
<math xmlns="http://www.w3.org/1998/Math/MathML" display="block">
  <semantics>
    <mrow>
      <msub>
        <mi mathvariant="italic">media</mi>
        <mi mathvariant="italic">ponderada</mi>
      </msub>
      <mo stretchy="false">=</mo>
      <mrow>
        <munderover>
          <mo stretchy="false">∑</mo>
          <mi>k</mi>
          <mi>j</mi>
        </munderover>
        <mrow>
          <mrow>
            <mo fence="true" stretchy="false">(</mo>
            <mrow>
              <mrow>
                <mi mathvariant="italic">densidad</mi>
                <mo stretchy="false">∗</mo>
                <mi mathvariant="italic">peso</mi>
              </mrow>
            </mrow>
            <mo fence="true" stretchy="false">)</mo>
          </mrow>
          <mo stretchy="false">/</mo>
          <msub>
            <mi mathvariant="italic">peso</mi>
            <mi mathvariant="italic">total</mi>
          </msub>
        </mrow>
      </mrow>
    </mrow>
    <annotation encoding="StarMath 5.0">media_ponderada=  sum from {k} to {j} {(densidad*peso)/peso_total}</annotation>
  </semantics>
</math>
</file>

<file path=Object 6/content.xml><?xml version="1.0" encoding="utf-8"?>
<math xmlns="http://www.w3.org/1998/Math/MathML" display="block">
  <semantics>
    <mrow>
      <mi mathvariant="italic">Pes</mi>
      <msub>
        <mi>o</mi>
        <mi mathvariant="italic">total</mi>
      </msub>
      <msub>
        <mrow/>
        <mi mathvariant="italic">greedy</mi>
      </msub>
      <mi>≥</mi>
      <msub>
        <mi mathvariant="italic">Peso</mi>
        <mi mathvariant="italic">total</mi>
      </msub>
      <msub>
        <mrow/>
        <mi>s</mi>
      </msub>
    </mrow>
    <annotation encoding="StarMath 5.0">Pes o_total {} rsub {greedy} ≥Peso_total {} rsub {s}</annotation>
  </semantics>
</math>
</file>

<file path=Object 7/content.xml><?xml version="1.0" encoding="utf-8"?>
<math xmlns="http://www.w3.org/1998/Math/MathML" display="block">
  <semantics>
    <mrow>
      <msub>
        <mi mathvariant="italic">benefecio</mi>
        <mi mathvariant="italic">total</mi>
      </msub>
      <mo stretchy="false">=</mo>
      <mrow>
        <msub>
          <mi mathvariant="italic">media</mi>
          <mi mathvariant="italic">ponderada</mi>
        </msub>
        <mo stretchy="false">∗</mo>
        <msub>
          <mi mathvariant="italic">peso</mi>
          <mi mathvariant="italic">total</mi>
        </msub>
      </mrow>
    </mrow>
    <annotation encoding="StarMath 5.0">benefecio_total= media_ponderada *peso_total</annotation>
  </semantics>
</math>
</file>

<file path=Object 8/content.xml><?xml version="1.0" encoding="utf-8"?>
<math xmlns="http://www.w3.org/1998/Math/MathML" display="block">
  <semantics>
    <mrow>
      <msub>
        <mi mathvariant="italic">beneficio</mi>
        <mi mathvariant="italic">total</mi>
      </msub>
      <msub>
        <mrow/>
        <mi mathvariant="italic">greedy</mi>
      </msub>
      <mi>≥</mi>
      <msub>
        <mi mathvariant="italic">beneficio</mi>
        <mi mathvariant="italic">total</mi>
      </msub>
      <msub>
        <mrow/>
        <mi>S</mi>
      </msub>
      <msub>
        <mrow/>
        <mi>'</mi>
      </msub>
    </mrow>
    <annotation encoding="StarMath 5.0">beneficio_total {} rsub greedy≥beneficio_total {} rsub S {} rsub'</annotation>
  </semantics>
</math>
</file>

<file path=Object 9/content.xml><?xml version="1.0" encoding="utf-8"?>
<math xmlns="http://www.w3.org/1998/Math/MathML" display="block">
  <semantics>
    <mrow>
      <mfrac>
        <mrow>
          <mi mathvariant="italic">beneficio</mi>
          <msub>
            <mi mathvariant="italic">total</mi>
            <mi mathvariant="italic">greedy</mi>
          </msub>
        </mrow>
        <mrow>
          <mi mathvariant="italic">beneficio</mi>
          <msub>
            <mi mathvariant="italic">total</mi>
            <mi>s</mi>
          </msub>
          <msub>
            <mrow/>
            <mi>'</mi>
          </msub>
        </mrow>
      </mfrac>
      <mo stretchy="false">=</mo>
      <mfrac>
        <mrow>
          <mfrac>
            <mrow>
              <mi mathvariant="italic">media</mi>
              <msub>
                <mi mathvariant="italic">ponderada</mi>
                <mi mathvariant="italic">greedy</mi>
              </msub>
            </mrow>
            <mrow>
              <mi mathvariant="italic">media</mi>
              <msub>
                <mi mathvariant="italic">ponderada</mi>
                <mi>s</mi>
              </msub>
              <msub>
                <mrow/>
                <mi>'</mi>
              </msub>
            </mrow>
          </mfrac>
          <mo stretchy="false">∗</mo>
          <mrow>
            <mi mathvariant="italic">peso</mi>
            <msub>
              <mi mathvariant="italic">total</mi>
              <mi mathvariant="italic">greedy</mi>
            </msub>
          </mrow>
        </mrow>
        <mrow>
          <mi mathvariant="italic">peso</mi>
          <msub>
            <mi mathvariant="italic">total</mi>
            <mi>s</mi>
          </msub>
          <msub>
            <mrow/>
            <mi>'</mi>
          </msub>
        </mrow>
      </mfrac>
    </mrow>
    <annotation encoding="StarMath 5.0">{beneficio total_greedy} over {beneficio total_s {} rsub '} = {media ponderada_greedy} over {media ponderada_s {} rsub '} *  {peso total_greedy} over {peso total_s {} rsub '}</annotation>
  </semantics>
</math>
</file>